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page" fo:line-height="115%" style:writing-mode="lr-tb"/>
    </style:style>
    <style:style style:name="T36_1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P92" style:family="paragraph" style:parent-style-name="Standard">
      <style:paragraph-properties fo:break-before="auto" fo:line-height="115%" style:writing-mode="lr-tb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P104" style:family="paragraph" style:parent-style-name="Standard">
      <style:paragraph-properties fo:break-before="auto" fo:line-height="115%" style:writing-mode="lr-tb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P120" style:family="paragraph" style:parent-style-name="Standard">
      <style:paragraph-properties fo:break-before="auto" fo:line-height="115%" style:writing-mode="lr-tb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P125" style:family="paragraph" style:parent-style-name="Standard">
      <style:paragraph-properties fo:break-before="auto" fo:line-height="115%" style:writing-mode="lr-tb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P127" style:family="paragraph" style:parent-style-name="Standard">
      <style:paragraph-properties fo:break-before="auto" fo:line-height="115%" style:writing-mode="lr-tb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P132" style:family="paragraph" style:parent-style-name="Standard">
      <style:paragraph-properties fo:break-before="auto" fo:line-height="115%" style:writing-mode="lr-tb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P135" style:family="paragraph" style:parent-style-name="Standard">
      <style:paragraph-properties fo:break-before="auto" fo:line-height="115%" style:writing-mode="lr-tb"/>
    </style:style>
    <style:style style:name="P136" style:family="paragraph" style:parent-style-name="Heading_20_1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P137" style:family="paragraph" style:parent-style-name="Standard">
      <style:paragraph-properties fo:break-before="auto" fo:line-height="115%" style:writing-mode="lr-tb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P139" style:family="paragraph" style:parent-style-name="Standard">
      <style:paragraph-properties fo:break-before="auto" fo:line-height="115%" style:writing-mode="lr-tb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P143" style:family="paragraph" style:parent-style-name="Standard">
      <style:paragraph-properties fo:break-before="auto" fo:line-height="115%" style:writing-mode="lr-tb"/>
    </style:style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P147" style:family="paragraph" style:parent-style-name="Standard">
      <style:paragraph-properties fo:break-before="auto" fo:line-height="115%" style:writing-mode="lr-tb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P149" style:family="paragraph" style:parent-style-name="Standard">
      <style:paragraph-properties fo:break-before="auto" fo:line-height="115%" style:writing-mode="lr-tb"/>
    </style:style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P151" style:family="paragraph" style:parent-style-name="Standard">
      <style:paragraph-properties fo:break-before="auto" fo:line-height="115%" style:writing-mode="lr-tb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P155" style:family="paragraph" style:parent-style-name="Standard">
      <style:paragraph-properties fo:break-before="auto" fo:line-height="115%" style:writing-mode="lr-tb"/>
    </style:style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P159" style:family="paragraph" style:parent-style-name="Standard">
      <style:paragraph-properties fo:break-before="auto" fo:line-height="115%" style:writing-mode="lr-tb"/>
    </style:style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P161" style:family="paragraph" style:parent-style-name="Standard">
      <style:paragraph-properties fo:break-before="auto" fo:line-height="115%" style:writing-mode="lr-tb"/>
    </style:style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P165" style:family="paragraph" style:parent-style-name="Standard">
      <style:paragraph-properties fo:break-before="auto" fo:line-height="115%" style:writing-mode="lr-tb"/>
    </style:style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/>
    <style:style style:name="T166_2" style:family="text"/>
    <style:style style:name="T166_3" style:family="text"/>
    <style:style style:name="P167" style:family="paragraph" style:parent-style-name="Standard">
      <style:paragraph-properties fo:break-before="auto" fo:line-height="115%" style:writing-mode="lr-tb"/>
    </style:style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T168_2" style:family="text"/>
    <style:style style:name="T168_3" style:family="text"/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P170" style:family="paragraph" style:parent-style-name="Standard">
      <style:paragraph-properties fo:break-before="auto" fo:line-height="115%" style:writing-mode="lr-tb"/>
    </style:style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P172" style:family="paragraph" style:parent-style-name="Standard">
      <style:paragraph-properties fo:break-before="auto" fo:line-height="115%" style:writing-mode="lr-tb"/>
    </style:style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P174" style:family="paragraph" style:parent-style-name="Standard">
      <style:paragraph-properties fo:break-before="auto" fo:line-height="115%" style:writing-mode="lr-tb"/>
    </style:style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T175_2" style:family="text"/>
    <style:style style:name="P176" style:family="paragraph" style:parent-style-name="Standard">
      <style:paragraph-properties fo:break-before="auto" fo:line-height="115%" style:writing-mode="lr-tb"/>
    </style:style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P179" style:family="paragraph" style:parent-style-name="Standard">
      <style:paragraph-properties fo:break-before="auto" fo:line-height="115%" style:writing-mode="lr-tb"/>
    </style:style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P183" style:family="paragraph" style:parent-style-name="Standard">
      <style:paragraph-properties fo:break-before="auto" fo:line-height="115%" style:writing-mode="lr-tb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P186" style:family="paragraph" style:parent-style-name="Standard">
      <style:paragraph-properties fo:break-before="auto" fo:line-height="115%" style:writing-mode="lr-tb"/>
    </style:style>
    <style:style style:name="P187" style:family="paragraph" style:parent-style-name="Standard">
      <style:paragraph-properties fo:break-before="auto" fo:line-height="115%" style:writing-mode="lr-tb"/>
    </style:style>
    <style:style style:name="P188" style:family="paragraph" style:parent-style-name="Standard">
      <style:paragraph-properties fo:break-before="auto" fo:line-height="115%" style:writing-mode="lr-tb"/>
    </style:style>
    <style:style style:name="P189" style:family="paragraph" style:parent-style-name="Standard">
      <style:paragraph-properties fo:break-before="auto" fo:line-height="115%" style:writing-mode="lr-tb"/>
    </style:style>
    <style:style style:name="P190" style:family="paragraph" style:parent-style-name="Standard">
      <style:paragraph-properties fo:break-before="auto" fo:line-height="115%" style:writing-mode="lr-tb"/>
    </style:style>
    <style:style style:name="P19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Tina</text:span><text:span text:style-name="T1_2"><text:s/></text:span><text:span text:style-name="T1_3">knoppix</text:span><text:span text:style-name="T1_4"><text:s/></text:span><text:span text:style-name="T1_5">htpc</text:span></text:p>
      <text:p text:style-name="P2"/>
      <text:p text:style-name="P3"><text:span text:style-name="T3_1">Daily</text:span><text:span text:style-name="T3_2"><text:s/></text:span></text:p>
      <text:p text:style-name="P4"/>
      <text:p text:style-name="P5"><text:span text:style-name="T5_1">Lautstärke</text:span><text:span text:style-name="T5_2"><text:s/></text:span><text:span text:style-name="T5_3">in</text:span><text:span text:style-name="T5_4"><text:s/></text:span><text:span text:style-name="T5_5">Taskbar</text:span><text:span text:style-name="T5_6"><text:s/></text:span><text:span text:style-name="T5_7">maximieren</text:span><text:span text:style-name="T5_8"><text:s/>…<text:s/></text:span><text:span text:style-name="T5_9">nein</text:span><text:span text:style-name="T5_10"><text:s/></text:span></text:p>
      <text:p text:style-name="P6"/>
      <text:p text:style-name="P7"/>
      <text:p text:style-name="P8"/>
      <text:p text:style-name="P9"/>
      <text:p text:style-name="P10"><text:span text:style-name="T10_1">Desktop</text:span><text:span text:style-name="T10_2"><text:s/></text:span><text:span text:style-name="T10_3">Icons</text:span></text:p>
      <text:p text:style-name="P11"/>
      <text:p text:style-name="P12"><text:span text:style-name="T12_1">kaffeeine</text:span></text:p>
      <text:p text:style-name="P13"/>
      <text:p text:style-name="P14"><text:span text:style-name="T14_1">Fernsehen</text:span></text:p>
      <text:p text:style-name="P15"><text:span text:style-name="T15_1">Aufnehmen</text:span></text:p>
      <text:p text:style-name="P16"><text:span text:style-name="T16_1">Aufnahmen</text:span><text:span text:style-name="T16_2"><text:s/></text:span><text:span text:style-name="T16_3">abspielen</text:span></text:p>
      <text:p text:style-name="P17"><text:span text:style-name="T17_1">DVD</text:span><text:span text:style-name="T17_2"><text:s/></text:span><text:span text:style-name="T17_3">Gucken</text:span></text:p>
      <text:p text:style-name="P18"/>
      <text:p text:style-name="P19"><text:span text:style-name="T19_1">VLC</text:span></text:p>
      <text:p text:style-name="P20"/>
      <text:p text:style-name="P21"><text:span text:style-name="T21_1">Aufnahmen</text:span><text:span text:style-name="T21_2"><text:s/></text:span><text:span text:style-name="T21_3">abspielen</text:span></text:p>
      <text:p text:style-name="P22"><text:span text:style-name="T22_1">DVD</text:span><text:span text:style-name="T22_2"><text:s/></text:span><text:span text:style-name="T22_3">Gucken</text:span></text:p>
      <text:p text:style-name="P23"/>
      <text:p text:style-name="P24"><text:span text:style-name="T24_1">[</text:span><text:span text:style-name="T24_2">F</text:span><text:span text:style-name="T24_3">]<text:s/></text:span><text:span text:style-name="T24_4">Doppelklick</text:span><text:span text:style-name="T24_5"><text:s/>:<text:s/></text:span><text:span text:style-name="T24_6">Vollbild</text:span><text:span text:style-name="T24_7"><text:s/></text:span><text:span text:style-name="T24_8">umschalten</text:span></text:p>
      <text:p text:style-name="P25"/>
      <text:p text:style-name="P26"><text:span text:style-name="T26_1">VLC</text:span><text:span text:style-name="T26_2"><text:s/></text:span><text:span text:style-name="T26_3">Media</text:span><text:span text:style-name="T26_4"><text:s/></text:span><text:span text:style-name="T26_5">player</text:span><text:span text:style-name="T26_6"><text:s/></text:span><text:span text:style-name="T26_7">DVD</text:span><text:span text:style-name="T26_8"><text:s/></text:span><text:span text:style-name="T26_9">abspielen</text:span></text:p>
      <text:p text:style-name="P27"><text:span text:style-name="T27_1">/</text:span><text:span text:style-name="T27_2">dev</text:span><text:span text:style-name="T27_3">/</text:span><text:span text:style-name="T27_4">sr</text:span><text:span text:style-name="T27_5">0<text:s/></text:span><text:span text:style-name="T27_6">auswählen</text:span></text:p>
      <text:p text:style-name="P28"/>
      <text:p text:style-name="P29"/>
      <text:p text:style-name="P30"><text:span text:style-name="T30_1">Icewheasel</text:span><text:span text:style-name="T30_2"><text:s/></text:span><text:span text:style-name="T30_3">links</text:span></text:p>
      <text:p text:style-name="P31"/>
      <text:p text:style-name="P32"><text:span text:style-name="T32_1">google</text:span></text:p>
      <text:p text:style-name="P33"><text:span text:style-name="T33_1">docs</text:span></text:p>
      <text:p text:style-name="P34"><text:span text:style-name="T34_1">mail</text:span></text:p>
      <text:p text:style-name="P35"/>
      <text:p text:style-name="P36"><text:span text:style-name="T36_1">Appendix</text:span></text:p>
      <text:p text:style-name="P37"/>
      <text:p text:style-name="P38"><text:span text:style-name="T38_1">Einrichtung</text:span></text:p>
      <text:p text:style-name="P39"/>
      <text:p text:style-name="P40"><text:span text:style-name="T40_1">Festplattenaufteilung</text:span></text:p>
      <text:p text:style-name="P41"/>
      <text:p text:style-name="P42"><text:span text:style-name="T42_1">sda</text:span><text:span text:style-name="T42_2">1<text:s/></text:span><text:span text:style-name="T42_3">FAT</text:span><text:span text:style-name="T42_4">32<text:s/>6</text:span><text:span text:style-name="T42_5">G</text:span><text:span text:style-name="T42_6"><text:s/></text:span><text:span text:style-name="T42_7">KNOPPIX</text:span><text:span text:style-name="T42_8"><text:s/></text:span><text:span text:style-name="T42_9">images</text:span></text:p>
      <text:p text:style-name="P43"><text:span text:style-name="T43_1">sda</text:span><text:span text:style-name="T43_2">2<text:s/></text:span><text:span text:style-name="T43_3">EXT</text:span><text:span text:style-name="T43_4">3<text:s/></text:span><text:span text:style-name="T43_5">REST</text:span><text:span text:style-name="T43_6"><text:s/></text:span><text:span text:style-name="T43_7">home</text:span></text:p>
      <text:p text:style-name="P44"><text:span text:style-name="T44_1">sda</text:span><text:span text:style-name="T44_2">3<text:s/></text:span><text:span text:style-name="T44_3">SWAP</text:span><text:span text:style-name="T44_4"><text:s/>2</text:span><text:span text:style-name="T44_5">G</text:span></text:p>
      <text:p text:style-name="P45"/>
      <text:p text:style-name="P46"><text:span text:style-name="T46_1">Knoppix</text:span><text:span text:style-name="T46_2"><text:s/></text:span><text:span text:style-name="T46_3">install</text:span><text:span text:style-name="T46_4"><text:s/></text:span><text:span text:style-name="T46_5">nur</text:span><text:span text:style-name="T46_6"><text:s/></text:span><text:span text:style-name="T46_7">Dateien</text:span><text:span text:style-name="T46_8"><text:s/></text:span><text:span text:style-name="T46_9">hinzufügen</text:span></text:p>
      <text:p text:style-name="P47"><text:span text:style-name="T47_1">Desktop</text:span><text:span text:style-name="T47_2"><text:s/></text:span><text:span text:style-name="T47_3">Verknüpfung</text:span><text:span text:style-name="T47_4"><text:s/></text:span><text:span text:style-name="T47_5">Kaffeeine</text:span></text:p>
      <text:p text:style-name="P48"/>
      <text:p text:style-name="P49"><text:span text:style-name="T49_1">Ergänzen</text:span><text:span text:style-name="T49_2"><text:s/></text:span><text:span text:style-name="T49_3">in</text:span><text:span text:style-name="T49_4"><text:s/>/</text:span><text:span text:style-name="T49_5">etc</text:span><text:span text:style-name="T49_6">/</text:span><text:span text:style-name="T49_7">fstab</text:span></text:p>
      <text:p text:style-name="P50"><text:span text:style-name="T50_1">/</text:span><text:span text:style-name="T50_2">dev</text:span><text:span text:style-name="T50_3">/</text:span><text:span text:style-name="T50_4">sda</text:span><text:span text:style-name="T50_5">2<text:s/>/</text:span><text:span text:style-name="T50_6">media</text:span><text:span text:style-name="T50_7">/</text:span><text:span text:style-name="T50_8">sda</text:span><text:span text:style-name="T50_9">2<text:s/></text:span><text:span text:style-name="T50_10">ext</text:span><text:span text:style-name="T50_11">3<text:s/></text:span><text:span text:style-name="T50_12">defaults</text:span><text:span text:style-name="T50_13"><text:s/>0<text:s/>0</text:span></text:p>
      <text:p text:style-name="P51"/>
      <text:p text:style-name="P52"><text:span text:style-name="T52_1">manipulation</text:span><text:span text:style-name="T52_2"><text:s/></text:span><text:span text:style-name="T52_3">von</text:span><text:span text:style-name="T52_4"><text:s/></text:span><text:span text:style-name="T52_5">fstab</text:span><text:span text:style-name="T52_6"><text:s/></text:span><text:span text:style-name="T52_7">geht</text:span><text:span text:style-name="T52_8"><text:s/></text:span><text:span text:style-name="T52_9">nicht</text:span></text:p>
      <text:p text:style-name="P53"/>
      <text:p text:style-name="P54"><text:span text:style-name="T54_1">knoppix</text:span><text:span text:style-name="T54_2">.</text:span><text:span text:style-name="T54_3">sh</text:span></text:p>
      <text:p text:style-name="P55"/>
      <text:p text:style-name="P56"><text:span text:style-name="T56_1">mkdir</text:span><text:span text:style-name="T56_2"><text:s/>/</text:span><text:span text:style-name="T56_3">media</text:span><text:span text:style-name="T56_4">/</text:span><text:span text:style-name="T56_5">sda</text:span><text:span text:style-name="T56_6">2</text:span></text:p>
      <text:p text:style-name="P57"><text:span text:style-name="T57_1">mount</text:span><text:span text:style-name="T57_2"><text:s/>/</text:span><text:span text:style-name="T57_3">dev</text:span><text:span text:style-name="T57_4">/</text:span><text:span text:style-name="T57_5">sda</text:span><text:span text:style-name="T57_6">2<text:s/>/</text:span><text:span text:style-name="T57_7">media</text:span><text:span text:style-name="T57_8">/</text:span><text:span text:style-name="T57_9">sda</text:span><text:span text:style-name="T57_10">2</text:span></text:p>
      <text:p text:style-name="P58"><text:span text:style-name="T58_1">swapoff</text:span><text:span text:style-name="T58_2"><text:s/>/</text:span><text:span text:style-name="T58_3">dev</text:span><text:span text:style-name="T58_4">/</text:span><text:span text:style-name="T58_5">zram</text:span><text:span text:style-name="T58_6">0</text:span></text:p>
      <text:p text:style-name="P59"><text:span text:style-name="T59_1">swapon</text:span><text:span text:style-name="T59_2"><text:s/>/</text:span><text:span text:style-name="T59_3">dev</text:span><text:span text:style-name="T59_4">/</text:span><text:span text:style-name="T59_5">sda</text:span><text:span text:style-name="T59_6">3</text:span></text:p>
      <text:p text:style-name="P60"/>
      <text:p text:style-name="P61"><text:span text:style-name="T61_1">knoppix</text:span><text:span text:style-name="T61_2"><text:s/></text:span><text:span text:style-name="T61_3">nach</text:span><text:span text:style-name="T61_4"><text:s/>/</text:span><text:span text:style-name="T61_5">media</text:span><text:span text:style-name="T61_6">/</text:span><text:span text:style-name="T61_7">sda</text:span><text:span text:style-name="T61_8">2<text:s/></text:span><text:span text:style-name="T61_9">kopieren</text:span></text:p>
      <text:p text:style-name="P62"><text:span text:style-name="T62_1">ln</text:span><text:span text:style-name="T62_2"><text:s/>-</text:span><text:span text:style-name="T62_3">s</text:span><text:span text:style-name="T62_4"><text:s/>/</text:span><text:span text:style-name="T62_5">media</text:span><text:span text:style-name="T62_6">/</text:span><text:span text:style-name="T62_7">sda</text:span><text:span text:style-name="T62_8">2<text:s/>/</text:span><text:span text:style-name="T62_9">home</text:span><text:span text:style-name="T62_10">/</text:span><text:span text:style-name="T62_11">knoppix</text:span></text:p>
      <text:p text:style-name="P63"/>
      <text:p text:style-name="P64"><text:span text:style-name="T64_1">Alles</text:span><text:span text:style-name="T64_2"><text:s/></text:span><text:span text:style-name="T64_3">grütze</text:span><text:span text:style-name="T64_4"><text:s/></text:span><text:span text:style-name="T64_5">geht</text:span><text:span text:style-name="T64_6"><text:s/></text:span><text:span text:style-name="T64_7">nicht</text:span></text:p>
      <text:p text:style-name="P65"><text:span text:style-name="T65_1">Stürzt</text:span><text:span text:style-name="T65_2"><text:s/></text:span><text:span text:style-name="T65_3">ab</text:span><text:span text:style-name="T65_4"><text:s/></text:span><text:span text:style-name="T65_5">bei</text:span><text:span text:style-name="T65_6"><text:s/></text:span><text:span text:style-name="T65_7">GUI</text:span><text:span text:style-name="T65_8"><text:s/></text:span><text:span text:style-name="T65_9">start</text:span></text:p>
      <text:p text:style-name="P66"/>
      <text:p text:style-name="P67"><text:span text:style-name="T67_1">Overlay</text:span><text:span text:style-name="T67_2"><text:s/></text:span><text:span text:style-name="T67_3">paritition</text:span></text:p>
      <text:p text:style-name="P68"/>
      <text:p text:style-name="P69"><text:span text:style-name="T69_1">Overal</text:span><text:span text:style-name="T69_2"><text:s/></text:span><text:span text:style-name="T69_3">partition</text:span><text:span text:style-name="T69_4"><text:s/></text:span><text:span text:style-name="T69_5">etwas</text:span><text:span text:style-name="T69_6"><text:s/></text:span><text:span text:style-name="T69_7">kleiner</text:span><text:span text:style-name="T69_8"><text:s/>…<text:s/></text:span><text:span text:style-name="T69_9">für</text:span><text:span text:style-name="T69_10"><text:s/></text:span><text:span text:style-name="T69_11">swap</text:span></text:p>
      <text:p text:style-name="P70"><text:span text:style-name="T70_1">141000<text:s/></text:span><text:span text:style-name="T70_2">statt</text:span><text:span text:style-name="T70_3"><text:s/>147000</text:span></text:p>
      <text:p text:style-name="P71"/>
      <text:p text:style-name="P72"><text:span text:style-name="T72_1">Desktop</text:span><text:span text:style-name="T72_2"><text:s/></text:span><text:span text:style-name="T72_3">icons</text:span></text:p>
      <text:p text:style-name="P73"><text:span text:style-name="T73_1">kaffeeine</text:span></text:p>
      <text:p text:style-name="P74"/>
      <text:p text:style-name="P75"><text:span text:style-name="T75_1">Packet</text:span><text:span text:style-name="T75_2"><text:s/></text:span><text:span text:style-name="T75_3">installation</text:span></text:p>
      <text:p text:style-name="P76"/>
      <text:p text:style-name="P77"><text:span text:style-name="T77_1">libdvdcss</text:span></text:p>
      <text:p text:style-name="P78"/>
      <text:p text:style-name="P79"><text:span text:style-name="T79_1">tvtv</text:span><text:span text:style-name="T79_2"><text:s/></text:span><text:span text:style-name="T79_3">links</text:span><text:span text:style-name="T79_4"><text:s/></text:span><text:span text:style-name="T79_5">einrichten</text:span></text:p>
      <text:p text:style-name="P80"/>
      <text:p text:style-name="P81"><text:span text:style-name="T81_1">google</text:span><text:span text:style-name="T81_2"><text:s/></text:span><text:span text:style-name="T81_3">links</text:span><text:span text:style-name="T81_4"><text:s/></text:span><text:span text:style-name="T81_5">einrichten</text:span></text:p>
      <text:p text:style-name="P82"/>
      <text:p text:style-name="P83"><text:span text:style-name="T83_1">ln</text:span><text:span text:style-name="T83_2"><text:s/>-</text:span><text:span text:style-name="T83_3">s</text:span><text:span text:style-name="T83_4"><text:s/>/</text:span><text:span text:style-name="T83_5">home</text:span><text:span text:style-name="T83_6">/</text:span><text:span text:style-name="T83_7">knoppix</text:span><text:span text:style-name="T83_8"><text:s/>/</text:span><text:span text:style-name="T83_9">home</text:span><text:span text:style-name="T83_10">/</text:span><text:span text:style-name="T83_11">knoppix</text:span><text:span text:style-name="T83_12">/</text:span><text:span text:style-name="T83_13">Desktop</text:span><text:span text:style-name="T83_14">/</text:span><text:span text:style-name="T83_15">Aufnahmen</text:span></text:p>
      <text:p text:style-name="P84"/>
      <text:p text:style-name="P85"><text:span text:style-name="T85_1">swap</text:span></text:p>
      <text:p text:style-name="P86"/>
      <text:p text:style-name="P87"><text:span text:style-name="T87_1">qemu</text:span><text:span text:style-name="T87_2">-</text:span><text:span text:style-name="T87_3">img</text:span><text:span text:style-name="T87_4"><text:s/></text:span><text:span text:style-name="T87_5">create</text:span><text:span text:style-name="T87_6"><text:s/>-</text:span><text:span text:style-name="T87_7">f</text:span><text:span text:style-name="T87_8"><text:s/></text:span><text:span text:style-name="T87_9">raw</text:span><text:span text:style-name="T87_10"><text:s/>/</text:span><text:span text:style-name="T87_11">mnt</text:span><text:span text:style-name="T87_12">-</text:span><text:span text:style-name="T87_13">system</text:span><text:span text:style-name="T87_14">/</text:span><text:span text:style-name="T87_15">KNOPPIX</text:span><text:span text:style-name="T87_16">/</text:span><text:span text:style-name="T87_17">knoppix</text:span><text:span text:style-name="T87_18">.</text:span><text:span text:style-name="T87_19">swp</text:span></text:p>
      <text:p text:style-name="P88"><text:span text:style-name="T88_1">mkswap</text:span><text:span text:style-name="T88_2"><text:s/>…</text:span></text:p>
      <text:p text:style-name="P89"/>
      <text:p text:style-name="P90"><text:span text:style-name="T90_1">knoppix</text:span><text:span text:style-name="T90_2">.</text:span><text:span text:style-name="T90_3">sh</text:span></text:p>
      <text:p text:style-name="P91"><text:span text:style-name="T91_1">swapoff</text:span><text:span text:style-name="T91_2"><text:s/>/</text:span><text:span text:style-name="T91_3">dev</text:span><text:span text:style-name="T91_4">/</text:span><text:span text:style-name="T91_5">zram</text:span><text:span text:style-name="T91_6">0</text:span></text:p>
      <text:p text:style-name="P92"/>
      <text:p text:style-name="P93"><text:span text:style-name="T93_1">Versuch</text:span><text:span text:style-name="T93_2"><text:s/></text:span><text:span text:style-name="T93_3">Anmeldung</text:span><text:span text:style-name="T93_4"><text:s/></text:span><text:span text:style-name="T93_5">erzwingen</text:span></text:p>
      <text:p text:style-name="P94"/>
      <text:p text:style-name="P95"><text:span text:style-name="T95_1">apt</text:span><text:span text:style-name="T95_2">-</text:span><text:span text:style-name="T95_3">get</text:span><text:span text:style-name="T95_4"><text:s/></text:span><text:span text:style-name="T95_5">update</text:span></text:p>
      <text:p text:style-name="P96"><text:span text:style-name="T96_1">apt</text:span><text:span text:style-name="T96_2">-</text:span><text:span text:style-name="T96_3">get</text:span><text:span text:style-name="T96_4"><text:s/></text:span><text:span text:style-name="T96_5">install</text:span><text:span text:style-name="T96_6"><text:s/></text:span><text:span text:style-name="T96_7">xdm</text:span></text:p>
      <text:p text:style-name="P97"/>
      <text:p text:style-name="P98"><text:span text:style-name="T98_1">Es</text:span><text:span text:style-name="T98_2"><text:s/></text:span><text:span text:style-name="T98_3">kommt</text:span><text:span text:style-name="T98_4"><text:s/></text:span><text:span text:style-name="T98_5">menue</text:span><text:span text:style-name="T98_6"><text:s/></text:span><text:span text:style-name="T98_7">zur</text:span><text:span text:style-name="T98_8"><text:s/></text:span><text:span text:style-name="T98_9">Auswahlö</text:span><text:span text:style-name="T98_10"><text:s/></text:span><text:span text:style-name="T98_11">eines</text:span><text:span text:style-name="T98_12"><text:s/></text:span><text:span text:style-name="T98_13">Login</text:span><text:span text:style-name="T98_14">-</text:span><text:span text:style-name="T98_15">managers</text:span></text:p>
      <text:p text:style-name="P99"><text:span text:style-name="T99_1">gewählt</text:span><text:span text:style-name="T99_2"><text:s/></text:span><text:span text:style-name="T99_3">gdm</text:span><text:span text:style-name="T99_4">3<text:s/></text:span><text:span text:style-name="T99_5">ausgewählt</text:span></text:p>
      <text:p text:style-name="P100"/>
      <text:p text:style-name="P101"><text:span text:style-name="T101_1">/</text:span><text:span text:style-name="T101_2">etc</text:span><text:span text:style-name="T101_3">/</text:span><text:span text:style-name="T101_4">sudoers</text:span></text:p>
      <text:p text:style-name="P102"/>
      <text:p text:style-name="P103"><text:span text:style-name="T103_1">/</text:span><text:span text:style-name="T103_2">etc</text:span><text:span text:style-name="T103_3">/</text:span><text:span text:style-name="T103_4">inittab</text:span></text:p>
      <text:p text:style-name="P104"/>
      <text:p text:style-name="P105"><text:span text:style-name="T105_1">Anmeldung</text:span><text:span text:style-name="T105_2"><text:s/></text:span><text:span text:style-name="T105_3">langsam</text:span></text:p>
      <text:p text:style-name="P106"><text:span text:style-name="T106_1">Rückgängig</text:span><text:span text:style-name="T106_2"><text:s/></text:span><text:span text:style-name="T106_3">gemacht</text:span></text:p>
      <text:p text:style-name="P107"/>
      <text:p text:style-name="P108"><text:span text:style-name="T108_1">Bios</text:span><text:span text:style-name="T108_2"><text:s/></text:span><text:span text:style-name="T108_3">password</text:span></text:p>
      <text:p text:style-name="P109"><text:span text:style-name="T109_1">klobue</text:span></text:p>
      <text:p text:style-name="P110"/>
      <text:p text:style-name="P111"><text:span text:style-name="T111_1">Screensaver</text:span><text:span text:style-name="T111_2"><text:s/></text:span><text:span text:style-name="T111_3">abschalten</text:span></text:p>
      <text:p text:style-name="P112"><text:span text:style-name="T112_1">xscreensaver</text:span><text:span text:style-name="T112_2">-</text:span><text:span text:style-name="T112_3">demo</text:span></text:p>
      <text:p text:style-name="P113"/>
      <text:p text:style-name="P114"><text:span text:style-name="T114_1">kaffeeine</text:span><text:span text:style-name="T114_2"><text:s/></text:span><text:span text:style-name="T114_3">schreibt</text:span><text:span text:style-name="T114_4"><text:s/></text:span><text:span text:style-name="T114_5">nur</text:span><text:span text:style-name="T114_6"><text:s/></text:span><text:span text:style-name="T114_7">auf</text:span><text:span text:style-name="T114_8"><text:s/></text:span><text:span text:style-name="T114_9">home</text:span><text:span text:style-name="T114_10"><text:s/>-&gt;<text:s/></text:span></text:p>
      <text:p text:style-name="P115"><text:span text:style-name="T115_1"><text:s text:c="3"/></text:span><text:span text:style-name="T115_2">Schreibrechte</text:span><text:span text:style-name="T115_3"><text:s/>[</text:span><text:span text:style-name="T115_4">berpr</text:span><text:span text:style-name="T115_5">[</text:span><text:span text:style-name="T115_6">fen</text:span></text:p>
      <text:p text:style-name="P116"/>
      <text:p text:style-name="P117"><text:span text:style-name="T117_1">DVD</text:span><text:span text:style-name="T117_2"><text:s/></text:span><text:span text:style-name="T117_3">lesen</text:span><text:span text:style-name="T117_4"><text:s/></text:span><text:span text:style-name="T117_5">libdvdcss</text:span><text:span text:style-name="T117_6"><text:s/>.</text:span><text:span text:style-name="T117_7">deb</text:span></text:p>
      <text:p text:style-name="P118"/>
      <text:p text:style-name="P119"><text:span text:style-name="T119_1">Keine</text:span><text:span text:style-name="T119_2"><text:s/></text:span><text:span text:style-name="T119_3">Aufnahmen</text:span><text:span text:style-name="T119_4"><text:s/></text:span><text:span text:style-name="T119_5">in</text:span><text:span text:style-name="T119_6"><text:s/></text:span><text:span text:style-name="T119_7">stacked</text:span><text:span text:style-name="T119_8"><text:s/></text:span><text:span text:style-name="T119_9">file</text:span><text:span text:style-name="T119_10"><text:s/></text:span><text:span text:style-name="T119_11">system</text:span></text:p>
      <text:p text:style-name="P120"/>
      <text:p text:style-name="P121"><text:span text:style-name="T121_1">in</text:span><text:span text:style-name="T121_2"><text:s/></text:span><text:span text:style-name="T121_3">knoppix</text:span><text:span text:style-name="T121_4">.</text:span><text:span text:style-name="T121_5">sh</text:span></text:p>
      <text:p text:style-name="P122"><text:span text:style-name="T122_1">mount</text:span><text:span text:style-name="T122_2"><text:s/>/</text:span><text:span text:style-name="T122_3">dev</text:span><text:span text:style-name="T122_4">/</text:span><text:span text:style-name="T122_5">sda</text:span><text:span text:style-name="T122_6">2<text:s/>/</text:span><text:span text:style-name="T122_7">media</text:span><text:span text:style-name="T122_8">/</text:span><text:span text:style-name="T122_9">sda</text:span><text:span text:style-name="T122_10">2</text:span></text:p>
      <text:p text:style-name="P123"/>
      <text:p text:style-name="P124"><text:span text:style-name="T124_1">ln</text:span><text:span text:style-name="T124_2"><text:s/>-<text:s/></text:span><text:span text:style-name="T124_3">s</text:span><text:span text:style-name="T124_4"><text:s/></text:span><text:span text:style-name="T124_5">auf</text:span><text:span text:style-name="T124_6"><text:s/></text:span><text:span text:style-name="T124_7">desktop</text:span></text:p>
      <text:p text:style-name="P125"/>
      <text:p text:style-name="P126"><text:span text:style-name="T126_1">BIOS</text:span><text:span text:style-name="T126_2"><text:s/>&gt;<text:s/></text:span><text:span text:style-name="T126_3">sata</text:span><text:span text:style-name="T126_4"><text:s/></text:span><text:span text:style-name="T126_5">auf</text:span><text:span text:style-name="T126_6"><text:s/></text:span><text:span text:style-name="T126_7">ahci</text:span><text:span text:style-name="T126_8"><text:s/></text:span><text:span text:style-name="T126_9">stellen</text:span></text:p>
      <text:p text:style-name="P127"/>
      <text:p text:style-name="P128"><text:span text:style-name="T128_1">------------------------</text:span></text:p>
      <text:p text:style-name="P129"><text:span text:style-name="T129_1">bios</text:span><text:span text:style-name="T129_2"><text:s/></text:span><text:span text:style-name="T129_3">normal</text:span><text:span text:style-name="T129_4"><text:s/></text:span><text:span text:style-name="T129_5">einstellen</text:span></text:p>
      <text:p text:style-name="P130"><text:span text:style-name="T130_1">cd</text:span><text:span text:style-name="T130_2"><text:s/></text:span><text:span text:style-name="T130_3">boot</text:span><text:span text:style-name="T130_4"><text:s/></text:span><text:span text:style-name="T130_5">abstellen</text:span><text:span text:style-name="T130_6"><text:s/></text:span></text:p>
      <text:p text:style-name="P131"><text:span text:style-name="T131_1">startverzögerung</text:span></text:p>
      <text:p text:style-name="P132"/>
      <text:p text:style-name="P133"><text:span text:style-name="T133_1">Firefox</text:span><text:span text:style-name="T133_2"><text:s/></text:span><text:span text:style-name="T133_3">lins</text:span><text:span text:style-name="T133_4"><text:s/></text:span><text:span text:style-name="T133_5">einrichten</text:span></text:p>
      <text:p text:style-name="P134"><text:span text:style-name="T134_1">Screensaver</text:span><text:span text:style-name="T134_2"><text:s/></text:span><text:span text:style-name="T134_3">abstellen</text:span></text:p>
      <text:p text:style-name="P135"/>
      <text:h text:style-name="P136" text:outline-level="10"><text:bookmark-start text:name="h.jkg88e874w0"/><text:bookmark-end text:name="h.jkg88e874w0"/><text:span text:style-name="T136_1">ext</text:span><text:span text:style-name="T136_2">4<text:s/></text:span><text:span text:style-name="T136_3">drive</text:span><text:span text:style-name="T136_4"><text:s/>25.08.2014</text:span></text:h>
      <text:p text:style-name="P137"/>
      <text:p text:style-name="P138"><text:span text:style-name="T138_1">Laufwerk</text:span><text:span text:style-name="T138_2"><text:s/></text:span><text:span text:style-name="T138_3">auf</text:span><text:span text:style-name="T138_4"><text:s/></text:span><text:span text:style-name="T138_5">ext</text:span><text:span text:style-name="T138_6">4</text:span></text:p>
      <text:p text:style-name="P139"/>
      <text:p text:style-name="P140"><text:span text:style-name="T140_1">apt</text:span><text:span text:style-name="T140_2">-</text:span><text:span text:style-name="T140_3">get</text:span><text:span text:style-name="T140_4"><text:s/></text:span><text:span text:style-name="T140_5">update</text:span></text:p>
      <text:p text:style-name="P141"><text:span text:style-name="T141_1">apt</text:span><text:span text:style-name="T141_2">-</text:span><text:span text:style-name="T141_3">get</text:span><text:span text:style-name="T141_4"><text:s/></text:span><text:span text:style-name="T141_5">install</text:span><text:span text:style-name="T141_6"><text:s/></text:span><text:span text:style-name="T141_7">extlinux</text:span></text:p>
      <text:p text:style-name="P142"><text:span text:style-name="T142_1">extlinux</text:span><text:span text:style-name="T142_2"><text:s/>/</text:span><text:span text:style-name="T142_3">media</text:span><text:span text:style-name="T142_4">/</text:span><text:span text:style-name="T142_5">sdb</text:span><text:span text:style-name="T142_6">1/</text:span><text:span text:style-name="T142_7">boot</text:span><text:span text:style-name="T142_8">/</text:span><text:span text:style-name="T142_9">extlinux</text:span></text:p>
      <text:p text:style-name="P143"/>
      <text:p text:style-name="P144"><text:span text:style-name="T144_1">Desktop</text:span><text:span text:style-name="T144_2"><text:s/></text:span><text:span text:style-name="T144_3">hinuzufügen</text:span></text:p>
      <text:p text:style-name="P145"><text:span text:style-name="T145_1">kaffeine</text:span></text:p>
      <text:p text:style-name="P146"><text:span text:style-name="T146_1">vlc</text:span><text:span text:style-name="T146_2"><text:s/></text:span><text:span text:style-name="T146_3">media</text:span><text:span text:style-name="T146_4"><text:s/></text:span><text:span text:style-name="T146_5">player</text:span></text:p>
      <text:p text:style-name="P147"/>
      <text:p text:style-name="P148"><text:span text:style-name="T148_1">link</text:span><text:span text:style-name="T148_2"><text:s/></text:span><text:span text:style-name="T148_3">erzeugen</text:span></text:p>
      <text:p text:style-name="P149"/>
      <text:p text:style-name="P150"><text:span text:style-name="T150_1">ln</text:span><text:span text:style-name="T150_2"><text:s/>-</text:span><text:span text:style-name="T150_3">s</text:span><text:span text:style-name="T150_4"><text:s/>/</text:span><text:span text:style-name="T150_5">mnt</text:span><text:span text:style-name="T150_6">-</text:span><text:span text:style-name="T150_7">system</text:span><text:span text:style-name="T150_8"><text:s/>/</text:span><text:span text:style-name="T150_9">home</text:span><text:span text:style-name="T150_10">/</text:span><text:span text:style-name="T150_11">knoppix</text:span><text:span text:style-name="T150_12">/</text:span><text:span text:style-name="T150_13">Desktop</text:span><text:span text:style-name="T150_14">/</text:span><text:span text:style-name="T150_15">Aufnahmen</text:span></text:p>
      <text:p text:style-name="P151"/>
      <text:p text:style-name="P152"><text:span text:style-name="T152_1">kaffeine</text:span></text:p>
      <text:p text:style-name="P153"><text:span text:style-name="T153_1">scanfile</text:span><text:span text:style-name="T153_2">.</text:span><text:span text:style-name="T153_3">db</text:span></text:p>
      <text:p text:style-name="P154"><text:span text:style-name="T154_1">channels</text:span></text:p>
      <text:p text:style-name="P155"/>
      <text:p text:style-name="P156"><text:span text:style-name="T156_1">/</text:span><text:span text:style-name="T156_2">mnt</text:span><text:span text:style-name="T156_3">-</text:span><text:span text:style-name="T156_4">system</text:span><text:span text:style-name="T156_5"><text:s/></text:span><text:span text:style-name="T156_6">schreibbar</text:span></text:p>
      <text:p text:style-name="P157"><text:span text:style-name="T157_1">Aufnahmeordner</text:span><text:span text:style-name="T157_2"><text:s/></text:span><text:span text:style-name="T157_3">setzen</text:span></text:p>
      <text:p text:style-name="P158"><text:span text:style-name="T158_1">Aufnahmetest</text:span><text:span text:style-name="T158_2"><text:s/>(</text:span><text:span text:style-name="T158_3">Verzeichnis</text:span><text:span text:style-name="T158_4"><text:s/></text:span><text:span text:style-name="T158_5">schreibbar</text:span><text:span text:style-name="T158_6">)</text:span></text:p>
      <text:p text:style-name="P159"/>
      <text:p text:style-name="P160"><text:span text:style-name="T160_1">knoppix</text:span><text:span text:style-name="T160_2">.</text:span><text:span text:style-name="T160_3">swp</text:span><text:span text:style-name="T160_4"><text:s/></text:span><text:span text:style-name="T160_5">anlegen</text:span></text:p>
      <text:p text:style-name="P161"/>
      <text:p text:style-name="P162"><text:span text:style-name="T162_1">knoppix</text:span><text:span text:style-name="T162_2">.</text:span><text:span text:style-name="T162_3">sh</text:span></text:p>
      <text:p text:style-name="P163"><text:span text:style-name="T163_1">aumix</text:span></text:p>
      <text:p text:style-name="P164"><text:span text:style-name="T164_1">swapoff</text:span></text:p>
      <text:p text:style-name="P165"/>
      <text:p text:style-name="P166"><text:span text:style-name="T166_1">Desktop</text:span><text:span text:style-name="T166_2"><text:s/></text:span><text:span text:style-name="T166_3">Verknüpfungen</text:span></text:p>
      <text:p text:style-name="P167"/>
      <text:p text:style-name="P168"><text:span text:style-name="T168_1">icewheasel</text:span><text:span text:style-name="T168_2"><text:s/></text:span><text:span text:style-name="T168_3">antriggern</text:span></text:p>
      <text:p text:style-name="P169"><text:span text:style-name="T169_1">Lesezeichen</text:span><text:span text:style-name="T169_2"><text:s/></text:span><text:span text:style-name="T169_3">wiederherstellen</text:span></text:p>
      <text:p text:style-name="P170"/>
      <text:p text:style-name="P171"><text:span text:style-name="T171_1">Screensaver</text:span><text:span text:style-name="T171_2"><text:s/></text:span><text:span text:style-name="T171_3">aus</text:span></text:p>
      <text:p text:style-name="P172"/>
      <text:p text:style-name="P173"><text:span text:style-name="T173_1">Videoformate</text:span><text:span text:style-name="T173_2"><text:s/></text:span><text:span text:style-name="T173_3">Dateitypen</text:span><text:span text:style-name="T173_4"><text:s text:c="2"/></text:span><text:span text:style-name="T173_5">antriggern</text:span></text:p>
      <text:p text:style-name="P174"/>
      <text:p text:style-name="P175"><text:span text:style-name="T175_1">!!!<text:s/></text:span><text:span text:style-name="T175_2">libdvdcss</text:span></text:p>
      <text:p text:style-name="P176"/>
      <text:p text:style-name="P177"><text:span text:style-name="T177_1">Uhrzeitlogik</text:span><text:span text:style-name="T177_2"><text:s/></text:span><text:span text:style-name="T177_3">verändert</text:span></text:p>
      <text:p text:style-name="P178"><text:span text:style-name="T178_1">jetzt</text:span><text:span text:style-name="T178_2"><text:s/></text:span><text:span text:style-name="T178_3">normalzeit</text:span><text:span text:style-name="T178_4"><text:s/></text:span><text:span text:style-name="T178_5">in</text:span><text:span text:style-name="T178_6"><text:s/></text:span><text:span text:style-name="T178_7">BIOS</text:span></text:p>
      <text:p text:style-name="P179"/>
      <text:p text:style-name="P180"><text:span text:style-name="T180_1">Kaffeine</text:span><text:span text:style-name="T180_2"><text:s/></text:span><text:span text:style-name="T180_3">nimmt</text:span><text:span text:style-name="T180_4"><text:s/></text:span><text:span text:style-name="T180_5">nicht</text:span><text:span text:style-name="T180_6"><text:s/></text:span><text:span text:style-name="T180_7">auf</text:span></text:p>
      <text:p text:style-name="P181"><text:span text:style-name="T181_1">~/.</text:span><text:span text:style-name="T181_2">kde</text:span><text:span text:style-name="T181_3">/</text:span><text:span text:style-name="T181_4">share</text:span><text:span text:style-name="T181_5">/</text:span><text:span text:style-name="T181_6">apps</text:span><text:span text:style-name="T181_7">/</text:span><text:span text:style-name="T181_8">kaffeine</text:span></text:p>
      <text:p text:style-name="P182"><text:span text:style-name="T182_1">gelöscht</text:span><text:span text:style-name="T182_2"><text:s/>…<text:s/></text:span><text:span text:style-name="T182_3">neuer</text:span><text:span text:style-name="T182_4"><text:s/></text:span><text:span text:style-name="T182_5">sendersuchlauf</text:span></text:p>
      <text:p text:style-name="P183"/>
      <text:p text:style-name="P184"><text:span text:style-name="T184_1">gnome</text:span><text:span text:style-name="T184_2">-</text:span><text:span text:style-name="T184_3">system</text:span><text:span text:style-name="T184_4">-</text:span><text:span text:style-name="T184_5">monitor</text:span></text:p>
      <text:p text:style-name="P185"><text:span text:style-name="T185_1">auf</text:span><text:span text:style-name="T185_2"><text:s/></text:span><text:span text:style-name="T185_3">Desktop</text:span><text:span text:style-name="T185_4"><text:s/></text:span><text:span text:style-name="T185_5">legen</text:span></text:p>
      <text:p text:style-name="P186"/>
      <text:p text:style-name="P187"/>
      <text:p text:style-name="P188"/>
      <text:p text:style-name="P189"/>
      <text:p text:style-name="P190"/>
      <text:p text:style-name="P19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